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yteStreamCompiler.write( final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yteStreamCompiler.getSAXFrag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yteStreamCompi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yteStreamCompiler.ini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yteStreamCompiler.assure( final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yteStreamCompiler.XMLByteStream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